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styles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h text:style-name="Heading_20_1" text:outline-level="1"><text:bookmark-start text:name="example"/>Example<text:bookmark-end text:name="example"/></text:h>
      <text:h text:style-name="Heading_20_2" text:outline-level="2"><text:bookmark-start text:name="this-is-an-example-document"/>This is an example Document<text:bookmark-end text:name="this-is-an-example-document"/></text:h>
      <text:list text:style-name="L1">
        <text:list-item>
          <text:p text:style-name="P1">That uses markdown</text:p>
          <text:list text:style-name="L2">
            <text:list-item>
              <text:p text:style-name="P2">With some</text:p>
            </text:list-item>
            <text:list-item>
              <text:p text:style-name="P2">Simple features</text:p>
            </text:list-item>
          </text:list>
        </text:list-item>
        <text:list-item>
          <text:p text:style-name="P1">Just <text:span text:style-name="T1">to</text:span> <text:span text:style-name="T2">check</text:span> some <text:span text:style-name="Source_Text">common</text:span> option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 fo:language="zxx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 fo:language="zxx"/>
    </style:style>
    <style:style style:name="Highlighted" style:family="text">
      <style:text-properties fo:background-color="#ffff38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8</meta:generator>
    <dc:title/>
    <dc:description/>
    <dc:subject/>
    <meta:keyword/>
    <meta:initial-creator/>
    <dc:creator/>
    <meta:creation-date>2023-10-06T11:43:31Z</meta:creation-date>
    <dc:date>2023-10-06T11:43:31Z</dc:date>
  </office:meta>
</office:document-meta>
</file>